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st" draw:style-name="gr1" draw:text-style-name="P1" svg:width="7.1299in" svg:height="4.0071in" svg:x="5.4626in" svg:y="0.2732in">
            <draw:object draw:notify-on-update-of-ranges="Sheet1.B3:Sheet1.B9 Sheet1.F1:Sheet1.F1 Sheet1.F3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1" table:number-rows-spanned="2">
            <text:p>t</text:p>
          </table:table-cell>
          <table:table-cell table:style-name="ce4" office:value-type="string" calcext:value-type="string" table:number-columns-spanned="3" table:number-rows-spanned="1">
            <text:p>runtimes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ave</text:p>
          </table:table-cell>
          <table:table-cell table:number-columns-repeated="1018"/>
        </table:table-row>
        <table:table-row table:style-name="ro1">
          <table:covered-table-cell table:number-columns-repeated="2" table:style-name="ce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covered-table-cell table:style-name="ce4"/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9.16335" calcext:value-type="float">
            <text:p>99.163350</text:p>
          </table:table-cell>
          <table:table-cell table:style-name="ce2" office:value-type="float" office:value="97.724076" calcext:value-type="float">
            <text:p>97.724076</text:p>
          </table:table-cell>
          <table:table-cell table:style-name="ce2" office:value-type="float" office:value="97.501831" calcext:value-type="float">
            <text:p>97.501831</text:p>
          </table:table-cell>
          <table:table-cell table:style-name="ce7" table:formula="of:=AVERAGE([.C3:.E3])" office:value-type="float" office:value="98.1297523333333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1.743841" calcext:value-type="float">
            <text:p>51.743841</text:p>
          </table:table-cell>
          <table:table-cell table:style-name="ce2" office:value-type="float" office:value="52.954694" calcext:value-type="float">
            <text:p>52.954694</text:p>
          </table:table-cell>
          <table:table-cell table:style-name="ce2" office:value-type="float" office:value="49.251313" calcext:value-type="float">
            <text:p>49.251313</text:p>
          </table:table-cell>
          <table:table-cell table:style-name="ce7" table:formula="of:=AVERAGE([.C4:.E4])" office:value-type="float" office:value="51.316616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7.249401" calcext:value-type="float">
            <text:p>27.249401</text:p>
          </table:table-cell>
          <table:table-cell table:style-name="ce2" office:value-type="float" office:value="26.473527" calcext:value-type="float">
            <text:p>26.473527</text:p>
          </table:table-cell>
          <table:table-cell table:style-name="ce2" office:value-type="float" office:value="26.383961" calcext:value-type="float">
            <text:p>26.383961</text:p>
          </table:table-cell>
          <table:table-cell table:style-name="ce7" table:formula="of:=AVERAGE([.C5:.E5])" office:value-type="float" office:value="26.7022963333333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0.739265" calcext:value-type="float">
            <text:p>20.739265</text:p>
          </table:table-cell>
          <table:table-cell table:style-name="ce2" office:value-type="float" office:value="21.43563" calcext:value-type="float">
            <text:p>21.435630</text:p>
          </table:table-cell>
          <table:table-cell table:style-name="ce2" office:value-type="float" office:value="22.115806" calcext:value-type="float">
            <text:p>22.115806</text:p>
          </table:table-cell>
          <table:table-cell table:style-name="ce7" table:formula="of:=AVERAGE([.C6:.E6])" office:value-type="float" office:value="21.4302336666667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0.81945" calcext:value-type="float">
            <text:p>20.819450</text:p>
          </table:table-cell>
          <table:table-cell table:style-name="ce2" office:value-type="float" office:value="20.769891" calcext:value-type="float">
            <text:p>20.769891</text:p>
          </table:table-cell>
          <table:table-cell table:style-name="ce2" office:value-type="float" office:value="20.854711" calcext:value-type="float">
            <text:p>20.854711</text:p>
          </table:table-cell>
          <table:table-cell table:style-name="ce7" table:formula="of:=AVERAGE([.C7:.E7])" office:value-type="float" office:value="20.814684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21.140523" calcext:value-type="float">
            <text:p>21.140523</text:p>
          </table:table-cell>
          <table:table-cell table:style-name="ce2" office:value-type="float" office:value="20.939167" calcext:value-type="float">
            <text:p>20.939167</text:p>
          </table:table-cell>
          <table:table-cell table:style-name="ce2" office:value-type="float" office:value="21.1871" calcext:value-type="float">
            <text:p>21.187100</text:p>
          </table:table-cell>
          <table:table-cell table:style-name="ce7" table:formula="of:=AVERAGE([.C8:.E8])" office:value-type="float" office:value="21.08893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22.781048" calcext:value-type="float">
            <text:p>22.781048</text:p>
          </table:table-cell>
          <table:table-cell table:style-name="ce2" office:value-type="float" office:value="20.981064" calcext:value-type="float">
            <text:p>20.981064</text:p>
          </table:table-cell>
          <table:table-cell table:style-name="ce2" office:value-type="float" office:value="21.185897" calcext:value-type="float">
            <text:p>21.185897</text:p>
          </table:table-cell>
          <table:table-cell table:style-name="ce7" table:formula="of:=AVERAGE([.C9:.E9])" office:value-type="float" office:value="21.6493363333333" calcext:value-type="float">
            <text:p>22</text:p>
          </table:table-cell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1:53:38.644111822</meta:creation-date>
    <dc:date>2023-05-02T21:32:17.142290310</dc:date>
    <meta:editing-duration>PT2H9M11S</meta:editing-duration>
    <meta:editing-cycles>2</meta:editing-cycles>
    <meta:generator>LibreOffice/7.3.7.2$Linux_X86_64 LibreOffice_project/30$Build-2</meta:generator>
    <meta:document-statistic meta:table-count="1" meta:cell-count="49" meta:object-count="1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11cm" svg:height="10.179cm" xlink:href=".." xlink:type="simple" chart:class="chart:line" chart:style-name="ch1">
        <chart:plot-area chart:style-name="ch2" table:cell-range-address="Sheet1.B3:Sheet1.B9 Sheet1.F1:Sheet1.F1 Sheet1.F3:Sheet1.F9" chart:data-source-has-labels="both" svg:x="1.431cm" svg:y="0.226cm" svg:width="16.291cm" svg:height="8.64cm">
          <chart:coordinate-region svg:x="2.238cm" svg:y="0.425cm" svg:width="15.297cm" svg:height="7.794cm"/>
          <chart:axis chart:dimension="x" chart:name="primary-x" chart:style-name="ch3" chartooo:axis-type="auto">
            <chartooo:date-scale/>
            <chart:title svg:x="9.016cm" svg:y="9.069cm" chart:style-name="ch4">
              <text:p>t
(cores)</text:p>
            </chart:title>
            <chart:categories table:cell-range-address="Sheet1.B3:Sheet1.B9"/>
          </chart:axis>
          <chart:axis chart:dimension="y" chart:name="primary-y" chart:style-name="ch5">
            <chart:title svg:x="0.139cm" svg:y="5.318cm" chart:style-name="ch6">
              <text:p>runtime
(seconds)</text:p>
            </chart:title>
            <chart:grid chart:style-name="ch7" chart:class="major"/>
          </chart:axis>
          <chart:series chart:style-name="ch8" chart:values-cell-range-address="Sheet1.F3:Sheet1.F9" chart:label-cell-address="Sheet1.F1:Sheet1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98.1297523333333">
                <text:p>98.1297523333333</text:p>
                <draw:g>
                  <svg:desc>Sheet1.F3:Sheet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.316616">
                <text:p>51.3166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7022963333333">
                <text:p>26.702296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4302336666667">
                <text:p>21.430233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814684">
                <text:p>20.81468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.08893">
                <text:p>21.088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6493363333333">
                <text:p>21.649336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